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</table:table-row>
        <table:table-row table:style-name="ro1">
          <table:table-cell office:value-type="string" calcext:value-type="string">
            <text:p>GotoProcess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string" calcext:value-type="string">
            <text:p>Symex</text:p>
          </table:table-cell>
          <table:table-cell table:style-name="ce1" office:value-type="float" office:value="228004.828" calcext:value-type="float">
            <text:p>228.004,83</text:p>
          </table:table-cell>
          <table:table-cell table:style-name="ce1" office:value-type="float" office:value="1473396.986" calcext:value-type="float">
            <text:p>1.473.396,99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text:p>SOC line392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1" table:formula="of:=SUM([.B9:.B14])" office:value-type="float" office:value="228023.213" calcext:value-type="float">
            <text:p>228.023,21</text:p>
          </table:table-cell>
          <table:table-cell table:style-name="ce1" table:formula="of:=SUM([.C9:.C14])" office:value-type="float" office:value="1473661.052" calcext:value-type="float">
            <text:p>1.473.661,05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8-10-22T15:33:57.672831580</dc:date>
    <meta:editing-duration>PT14M2S</meta:editing-duration>
    <meta:editing-cycles>3</meta:editing-cycles>
    <meta:generator>LibreOffice/6.0.6.2$Linux_X86_64 LibreOffice_project/00m0$Build-2</meta:generator>
    <meta:document-statistic meta:table-count="1" meta:cell-count="45" meta:object-count="0"/>
  </office:meta>
</office:document-meta>
</file>